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mandotexas</text:p>
          </table:table-cell>
          <table:table-cell office:value-type="string">
            <text:p>Armando Leal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3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Pascal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201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51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sleyd80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83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91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omadJason</text:p>
          </table:table-cell>
          <table:table-cell office:value-type="string">
            <text:p>Jason Rogers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2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</text:p>
          </table:table-cell>
          <table:table-cell office:value-type="string">
            <text:p>Rob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erlapk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32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2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47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62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Howard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0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7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2/18/2020</text:date>, <text:time>09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2-18T09:17:04</dc:date>
    <dc:creator>Skip Perry</dc:creator>
    <meta:editing-duration>P1DT10H40M47S</meta:editing-duration>
    <meta:editing-cycles>477</meta:editing-cycles>
    <meta:document-statistic meta:table-count="1" meta:cell-count="1015" meta:object-count="0"/>
  </office:meta>
</office:document-meta>
</file>